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sha" svg:font-family="Gish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/>
      <style:text-properties fo:color="#ffffff"/>
    </style:style>
    <style:style style:name="P3" style:family="paragraph" style:parent-style-name="Text_20_body">
      <style:paragraph-properties fo:margin-top="0in" fo:margin-bottom="0in"/>
      <style:text-properties fo:color="#000000"/>
    </style:style>
    <style:style style:name="P4" style:family="paragraph" style:parent-style-name="Text_20_body">
      <style:paragraph-properties fo:margin-top="0in" fo:margin-bottom="0in"/>
      <style:text-properties fo:color="#000000" style:font-name="Gisha" fo:font-size="13pt"/>
    </style:style>
    <style:style style:name="P5" style:family="paragraph" style:parent-style-name="Text_20_body">
      <style:paragraph-properties fo:margin-top="0in" fo:margin-bottom="0in"/>
      <style:text-properties fo:color="#4f82be" style:font-name="Gisha" fo:font-size="14pt"/>
    </style:style>
    <style:style style:name="P6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T1" style:family="text">
      <style:text-properties fo:color="#000000"/>
    </style:style>
    <style:style style:name="T2" style:family="text">
      <style:text-properties fo:color="#000000" style:font-name="Gisha" fo:font-size="13pt"/>
    </style:style>
    <style:style style:name="T3" style:family="text">
      <style:text-properties fo:color="#000000" fo:font-size="13pt"/>
    </style:style>
    <style:style style:name="T4" style:family="text">
      <style:text-properties fo:font-variant="normal" fo:text-transform="none" fo:color="#000000" fo:font-size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PIC 2</text:p>
      <text:p text:style-name="P2"> </text:p>
      <text:p text:style-name="P4">Index buffer provides an efficiency method to organize vertex data. It boot</text:p>
      <text:p text:style-name="P4">performance and reduce memory usage. After this part, you will be able to</text:p>
      <text:p text:style-name="P4">organize the geometry data using index array, and use the index buffer object in</text:p>
      <text:p text:style-name="P4">your application.</text:p>
      <text:p text:style-name="P5">Read “Index buffer” section in the training site. Make sure that you can</text:p>
      <text:p text:style-name="P5">define following concept</text:p>
      <text:p text:style-name="P1"><text:span text:style-name="T1">x□ </text:span><text:span text:style-name="T2">Index array</text:span></text:p>
      <text:p text:style-name="P1"><text:span text:style-name="T1">x□ </text:span><text:span text:style-name="T2">Index buffer object</text:span></text:p>
      <text:p text:style-name="P1"><text:span text:style-name="T1">x□ </text:span><text:span text:style-name="T2">Draw elements function</text:span></text:p>
      <text:p text:style-name="P5">Answer following questions</text:p>
      <text:p text:style-name="P1"><text:span text:style-name="T1">x□ </text:span><text:span text:style-name="T2">Why do we need to use index array?</text:span></text:p>
      <text:p text:style-name="P4">We need to use index array because it help us resolve 2 prolemb of perfomance (no excute more time for the same vertex) and memory (not to store more time for the same data – saving memory).</text:p>
      <text:p text:style-name="P3"> </text:p>
      <text:p text:style-name="P1"><text:span text:style-name="T1">x□ </text:span><text:span text:style-name="T2">We need to draw a cube using GL_TRIANGLES, how many vertices do we</text:span></text:p>
      <text:p text:style-name="P4">need if we use index array and if we don’t use index array? How many</text:p>
      <text:p text:style-name="P4">times is the vertex shader executed?</text:p>
      <text:p text:style-name="P6"><text:span text:style-name="T3">-</text:span><text:span text:style-name="T4">          </text:span><text:span text:style-name="T2">If we use index array: 8 vertices – vertex shader excuted 8 times.</text:span></text:p>
      <text:p text:style-name="P6"><text:span text:style-name="T3">-</text:span><text:span text:style-name="T4">          </text:span><text:span text:style-name="T2">If we don’t use index array: 36 vertices – vertex shader excuted 36 time.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isha" svg:font-family="Gish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11:58:26.83</meta:creation-date>
    <meta:document-statistic meta:table-count="0" meta:image-count="0" meta:object-count="0" meta:page-count="1" meta:paragraph-count="20" meta:word-count="183" meta:character-count="999" meta:non-whitespace-character-count="814"/>
    <dc:date>2013-07-08T12:00:29.42</dc:date>
    <meta:editing-duration>PT2M2S</meta:editing-duration>
    <meta:editing-cycles>1</meta:editing-cycles>
    <meta:generator>LibreOffice/3.4$Win32 LibreOffice_project/340m1$Build-402</meta:generator>
  </office:meta>
</office:document-meta>
</file>